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f769" officeooo:paragraph-rsid="0008f769"/>
    </style:style>
    <style:style style:name="P2" style:family="paragraph" style:parent-style-name="Standard">
      <style:text-properties officeooo:rsid="000a74bd" officeooo:paragraph-rsid="000a74bd"/>
    </style:style>
    <style:style style:name="P3" style:family="paragraph" style:parent-style-name="Standard">
      <style:text-properties officeooo:rsid="000d9e78" officeooo:paragraph-rsid="000d9e78"/>
    </style:style>
    <style:style style:name="P4" style:family="paragraph" style:parent-style-name="Standard" style:list-style-name="L1">
      <style:text-properties officeooo:rsid="0008f769" officeooo:paragraph-rsid="0008f769"/>
    </style:style>
    <style:style style:name="P5" style:family="paragraph" style:parent-style-name="Standard" style:list-style-name="L2">
      <style:text-properties officeooo:rsid="000d9e78" officeooo:paragraph-rsid="000d9e78"/>
    </style:style>
    <style:style style:name="P6" style:family="paragraph" style:parent-style-name="Standard" style:list-style-name="L3">
      <style:text-properties officeooo:rsid="000d9e78" officeooo:paragraph-rsid="000d9e78"/>
    </style:style>
    <style:style style:name="P7" style:family="paragraph" style:parent-style-name="Standard" style:list-style-name="L3">
      <style:text-properties officeooo:rsid="000a74bd" officeooo:paragraph-rsid="000a74bd"/>
    </style:style>
    <style:style style:name="P8" style:family="paragraph" style:parent-style-name="Standard" style:list-style-name="L3">
      <style:text-properties officeooo:rsid="000bd691" officeooo:paragraph-rsid="000bd691"/>
    </style:style>
    <style:style style:name="P9" style:family="paragraph" style:parent-style-name="Standard" style:list-style-name="L2">
      <style:text-properties officeooo:rsid="000ef0ce" officeooo:paragraph-rsid="0011d400"/>
    </style:style>
    <style:style style:name="P10" style:family="paragraph" style:parent-style-name="Standard" style:list-style-name="L2">
      <style:text-properties officeooo:rsid="00109943" officeooo:paragraph-rsid="00109943"/>
    </style:style>
    <style:style style:name="P11" style:family="paragraph" style:parent-style-name="Standard" style:list-style-name="L2">
      <style:text-properties officeooo:rsid="0012b5e7" officeooo:paragraph-rsid="0012b5e7"/>
    </style:style>
    <style:style style:name="T1" style:family="text">
      <style:text-properties officeooo:rsid="00112649"/>
    </style:style>
    <style:style style:name="T2" style:family="text">
      <style:text-properties officeooo:rsid="0011d400"/>
    </style:style>
    <style:style style:name="T3" style:family="text">
      <style:text-properties officeooo:rsid="00148b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made to reverse the motor direction (due to gear changing direction):</text:p>
      <text:p text:style-name="P1"/>
      <text:list xml:id="list7665202288843904509" text:style-name="L1">
        <text:list-item>
          <text:p text:style-name="P4">On Motor controller: Swap motor power wires</text:p>
        </text:list-item>
        <text:list-item>
          <text:p text:style-name="P4">Update motor control set points</text:p>
        </text:list-item>
        <text:list-item>
          <text:p text:style-name="P4">On Motor controller: Swap limit switch lines (Conenctors 2 and 3 swapped around)</text:p>
        </text:list-item>
        <text:list-item>
          <text:p text:style-name="P4">Added extensions for limit switches to ensure good point of contact</text:p>
        </text:list-item>
      </text:list>
      <text:p text:style-name="P1"/>
      <text:p text:style-name="P3">Changes made to software:</text:p>
      <text:list xml:id="list2260996429718600933" text:style-name="L2">
        <text:list-item>
          <text:p text:style-name="P5">Altered distance calc</text:p>
        </text:list-item>
        <text:list-item>
          <text:p text:style-name="P5">Altered Up/Down limits check</text:p>
        </text:list-item>
        <text:list-item>
          <text:p text:style-name="P5">Altered Rod remove algorithm</text:p>
        </text:list-item>
        <text:list-item>
          <text:p text:style-name="P5">Changed leadscrew value</text:p>
        </text:list-item>
        <text:list-item>
          <text:p text:style-name="P5">Added <text:span text:style-name="T1">UNIT</text:span>ID/IND/DISTRICT/LONG/LAT for file name</text:p>
        </text:list-item>
        <text:list-item>
          <text:p text:style-name="P10">Changed ramp up/down settings to make motor stop quicker and put less stress on limit switches.</text:p>
        </text:list-item>
        <text:list-item>
          <text:p text:style-name="P9">"Cancel" on pop ups should <text:span text:style-name="T2">now </text:span>work!</text:p>
        </text:list-item>
        <text:list-item>
          <text:p text:style-name="P11">Added user input for UNITID, IND,DIST, LONGITUDE,LATITUDE at start up. <text:span text:style-name="T3">Just warning to enter when started. Will not run test without detail entered.</text:span></text:p>
        </text:list-item>
      </text:list>
      <text:p text:style-name="P2"/>
      <text:p text:style-name="P2">Changes still needed:</text:p>
      <text:list xml:id="list5204835424274613816" text:style-name="L3">
        <text:list-item>
          <text:p text:style-name="P7">Level action micro switches as limit stops are too 'hard'</text:p>
        </text:list-item>
        <text:list-item>
          <text:p text:style-name="P8">Need Leadscrew mm per rotation movement. Assumption is that its 10.0mm/rev.</text:p>
        </text:list-item>
        <text:list-item>
          <text:p text:style-name="P6">Calibrate load cell</text:p>
        </text:list-item>
        <text:list-item>
          <text:p text:style-name="P6">Calibrate distance measur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57S</meta:editing-duration>
    <meta:editing-cycles>10</meta:editing-cycles>
    <meta:generator>LibreOffice/5.2.6.2$Windows_x86 LibreOffice_project/a3100ed2409ebf1c212f5048fbe377c281438fdc</meta:generator>
    <dc:date>2017-05-19T09:45:58.646000000</dc:date>
    <meta:document-statistic meta:table-count="0" meta:image-count="0" meta:object-count="0" meta:page-count="1" meta:paragraph-count="19" meta:word-count="163" meta:character-count="984" meta:non-whitespace-character-count="856"/>
    <meta:user-defined meta:name="Info 1"/>
    <meta:user-defined meta:name="Info 2"/>
    <meta:user-defined meta:name="Info 3"/>
    <meta:user-defined meta:name="Info 4"/>
  </office:meta>
</office:document-meta>
</file>